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officeooo:rsid="00206f30" officeooo:paragraph-rsid="00105749"/>
    </style:style>
    <style:style style:name="P3" style:family="paragraph" style:parent-style-name="Normal">
      <style:text-properties officeooo:rsid="000f11cf" officeooo:paragraph-rsid="000f11cf"/>
    </style:style>
    <style:style style:name="P4" style:family="paragraph" style:parent-style-name="Normal">
      <style:text-properties fo:font-size="11pt" officeooo:rsid="00421585" officeooo:paragraph-rsid="00401f5c" style:font-size-asian="11pt" style:font-size-complex="11pt"/>
    </style:style>
    <style:style style:name="P5" style:family="paragraph" style:parent-style-name="Normal">
      <style:paragraph-properties fo:margin-left="0in" fo:margin-right="0in" fo:text-indent="0.4917in" style:auto-text-indent="false"/>
      <style:text-properties fo:font-weight="bold" style:font-weight-asian="bold" style:font-weight-complex="bold"/>
    </style:style>
    <style:style style:name="P6" style:family="paragraph" style:parent-style-name="Normal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Normal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5749"/>
    </style:style>
    <style:style style:name="T3" style:family="text">
      <style:text-properties style:text-underline-style="solid" style:text-underline-width="auto" style:text-underline-color="font-color" officeooo:rsid="0039fd82"/>
    </style:style>
    <style:style style:name="T4" style:family="text">
      <style:text-properties style:text-underline-style="solid" style:text-underline-width="auto" style:text-underline-color="font-color" officeooo:rsid="0043e4e4"/>
    </style:style>
    <style:style style:name="T5" style:family="text">
      <style:text-properties style:text-underline-style="solid" style:text-underline-width="auto" style:text-underline-color="font-color" officeooo:rsid="0058b9ce"/>
    </style:style>
    <style:style style:name="T6" style:family="text">
      <style:text-properties officeooo:rsid="003db912"/>
    </style:style>
    <style:style style:name="T7" style:family="text">
      <style:text-properties officeooo:rsid="00401f5c"/>
    </style:style>
    <style:style style:name="T8" style:family="text">
      <style:text-properties officeooo:rsid="0048d5e7"/>
    </style:style>
    <style:style style:name="T9" style:family="text">
      <style:text-properties officeooo:rsid="0058b9ce"/>
    </style:style>
    <style:style style:name="T10" style:family="text">
      <style:text-properties officeooo:rsid="005c5430"/>
    </style:style>
    <style:style style:name="T11" style:family="text">
      <style:text-properties officeooo:rsid="00601e00"/>
    </style:style>
    <style:style style:name="T12" style:family="text">
      <style:text-properties officeooo:rsid="006830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che de description « <text:span text:style-name="T5">Modifier</text:span><text:span text:style-name="T3"> un recour</text:span><text:span text:style-name="T4">s</text:span> » </text:p>
      <text:p text:style-name="Normal"><text:span text:style-name="Police_20_par_20_défaut"><text:span text:style-name="T1">Nom de cas:</text:span></text:span> <text:span text:style-name="T9">Modifier un recours.</text:span></text:p>
      <text:p text:style-name="Normal"><text:span text:style-name="Police_20_par_20_défaut"><text:span text:style-name="T1">Objectif:</text:span></text:span> <text:span text:style-name="T9">Permet</text:span> l'étudiant <text:span text:style-name="T9">de modifier</text:span> un recours déjà soumis!<text:line-break/><text:span text:style-name="Police_20_par_20_défaut"><text:span text:style-name="T1">Acteur Principale :</text:span></text:span> Étudiant.</text:p>
      <text:p text:style-name="Normal"><text:span text:style-name="Police_20_par_20_défaut"><text:span text:style-name="T1">Acteur Secondaire: </text:span></text:span><text:span text:style-name="T6">Site Web</text:span>.</text:p>
      <text:p text:style-name="Normal"><text:span text:style-name="Police_20_par_20_défaut"><text:span text:style-name="T1">Version:</text:span></text:span> 1.0</text:p>
      <text:p text:style-name="Normal"><text:span text:style-name="Police_20_par_20_défaut"><text:span text:style-name="T1">Date:</text:span></text:span> <text:span text:style-name="T7">17</text:span>/0<text:span text:style-name="T7">3</text:span>/2020</text:p>
      <text:p text:style-name="P1">Responsable:</text:p>
      <text:p text:style-name="P1">Description des enchaînements:</text:p>
      <text:p text:style-name="P1">Pré conditions:</text:p>
      <text:p text:style-name="Normal">- Authentification.</text:p>
      <text:p text:style-name="P1">Enchaînements:</text:p>
      <text:p text:style-name="Normal"><text:span text:style-name="Police_20_par_20_défaut"><text:span text:style-name="T1">Séquencement Fonctionnel:</text:span></text:span></text:p>
      <text:p text:style-name="P6"><text:tab/>Séquencement Nominal:</text:p>
      <text:p text:style-name="Normal">1. <text:span text:style-name="T7">Lancer l’application web et s’authentifier en tant qu’étudiant.</text:span></text:p>
      <text:p text:style-name="Normal"><text:span text:style-name="T2">2</text:span>. Choisissez le recours qu'il souhaite <text:span text:style-name="T9">modifier.</text:span></text:p>
      <text:p text:style-name="P3">3. Remplissez les champs à modifier.</text:p>
      <text:p text:style-name="P4"><text:span text:style-name="T12">4</text:span>. Soumettez la modification.</text:p>
      <text:p text:style-name="P5">Séquencement Exceptionnel:</text:p>
      <text:p text:style-name="P2">- En cas ou la connexion ou le serveur n’est pas disponible on actualise la page et retourne l’étudiant a la page d’accueil.</text:p>
      <text:p text:style-name="P1">Post conditions:</text:p>
      <text:p text:style-name="Normal">- Assurer la <text:span text:style-name="T8">livraison</text:span> du <text:span text:style-name="T10">nouveau </text:span>recours <text:span text:style-name="T11">(modifié)</text:span> au <text:span text:style-name="T8">enseignant!</text:span></text:p>
      <text:p text:style-name="Normal">- Informe<text:span text:style-name="T10">r</text:span> l’étudiant que la modification a été effectuée avec succè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Pavilion</meta:initial-creator>
    <meta:creation-date>2020-02-18T15:54:00Z</meta:creation-date>
    <dc:date>2020-03-19T17:48:12.776282386</dc:date>
    <meta:editing-cycles>39</meta:editing-cycles>
    <meta:editing-duration>PT3H46M14S</meta:editing-duration>
    <meta:document-statistic meta:table-count="0" meta:image-count="0" meta:object-count="0" meta:page-count="1" meta:paragraph-count="22" meta:word-count="122" meta:character-count="845" meta:non-whitespace-character-count="743"/>
    <meta:template xlink:type="simple" xlink:actuate="onRequest" xlink:title="" xlink:href="Normal"/>
  </office:meta>
</office:document-meta>
</file>